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114.86pt"/>
    </style:style>
    <style:style style:name="co4" style:family="table-column">
      <style:table-column-properties fo:break-before="auto" style:column-width="44.56pt"/>
    </style:style>
    <style:style style:name="co5" style:family="table-column">
      <style:table-column-properties fo:break-before="auto" style:column-width="77.8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ops</text:p>
          </table:table-cell>
          <table:table-cell office:value-type="string" calcext:value-type="string">
            <text:p>nodes</text:p>
          </table:table-cell>
          <table:table-cell table:style-name="Default"/>
          <table:table-cell office:value-type="string" calcext:value-type="string">
            <text:p>seq</text:p>
          </table:table-cell>
          <table:table-cell office:value-type="string" calcext:value-type="string">
            <text:p>speedu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table:formula="of:=[.D2]/[.C2]" office:value-type="float" office:value="1.05263157894737" calcext:value-type="float">
            <text:p>1.05263157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0.051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style-name="ce1" table:formula="of:=[.D3]/[.C3]" office:value-type="float" office:value="1.56862745098039" calcext:value-type="float">
            <text:p>1.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4" calcext:value-type="float">
            <text:p>4</text:p>
          </table:table-cell>
          <table:table-cell office:value-type="float" office:value="0.049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formula="of:=[.D4]/[.C4]" office:value-type="float" office:value="1.63265306122449" calcext:value-type="float">
            <text:p>1.6326530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0.054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formula="of:=[.D5]/[.C5]" office:value-type="float" office:value="1.48148148148148" calcext:value-type="float">
            <text:p>1.48148148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8" calcext:value-type="float">
            <text:p>8</text:p>
          </table:table-cell>
          <table:table-cell office:value-type="float" office:value="0.049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formula="of:=[.D6]/[.C6]" office:value-type="float" office:value="1.63265306122449" calcext:value-type="float">
            <text:p>1.63265306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formula="of:=[.D7]/[.C7]" office:value-type="float" office:value="1.6" calcext:value-type="float">
            <text:p>1.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12" calcext:value-type="float">
            <text:p>12</text:p>
          </table:table-cell>
          <table:table-cell office:value-type="float" office:value="0.058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formula="of:=[.D8]/[.C8]" office:value-type="float" office:value="1.37931034482759" calcext:value-type="float">
            <text:p>1.37931034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096" calcext:value-type="float">
            <text:p>1.096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9]/[.C9]" office:value-type="float" office:value="1.04197080291971" calcext:value-type="float">
            <text:p>1.0419708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869" calcext:value-type="float">
            <text:p>0.869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0]/[.C10]" office:value-type="float" office:value="1.31415420023015" calcext:value-type="float">
            <text:p>1.31415420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.838" calcext:value-type="float">
            <text:p>0.838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1]/[.C11]" office:value-type="float" office:value="1.36276849642005" calcext:value-type="float">
            <text:p>1.36276849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804" calcext:value-type="float">
            <text:p>0.804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2]/[.C12]" office:value-type="float" office:value="1.42039800995025" calcext:value-type="float">
            <text:p>1.420398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814" calcext:value-type="float">
            <text:p>0.814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3]/[.C13]" office:value-type="float" office:value="1.4029484029484" calcext:value-type="float">
            <text:p>1.4029484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.862" calcext:value-type="float">
            <text:p>0.862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4]/[.C14]" office:value-type="float" office:value="1.32482598607889" calcext:value-type="float">
            <text:p>1.32482598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dium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946" calcext:value-type="float">
            <text:p>0.946</text:p>
          </table:table-cell>
          <table:table-cell table:style-name="Default" office:value-type="float" office:value="1.142" calcext:value-type="float">
            <text:p>1.142</text:p>
          </table:table-cell>
          <table:table-cell table:formula="of:=[.D15]/[.C15]" office:value-type="float" office:value="1.20718816067653" calcext:value-type="float">
            <text:p>1.20718816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2.644" calcext:value-type="float">
            <text:p>142.644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16]/[.C16]" office:value-type="float" office:value="1.01686015535178" calcext:value-type="float">
            <text:p>1.01686015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8.402" calcext:value-type="float">
            <text:p>118.402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17]/[.C17]" office:value-type="float" office:value="1.22505532001149" calcext:value-type="float">
            <text:p>1.225055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06.955" calcext:value-type="float">
            <text:p>106.955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18]/[.C18]" office:value-type="float" office:value="1.3561684820719" calcext:value-type="float">
            <text:p>1.35616848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07.169" calcext:value-type="float">
            <text:p>107.169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19]/[.C19]" office:value-type="float" office:value="1.35346042232362" calcext:value-type="float">
            <text:p>1.35346042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10.149" calcext:value-type="float">
            <text:p>110.149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20]/[.C20]" office:value-type="float" office:value="1.3168435482846" calcext:value-type="float">
            <text:p>1.316843548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7.168" calcext:value-type="float">
            <text:p>107.168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21]/[.C21]" office:value-type="float" office:value="1.35347305165721" calcext:value-type="float">
            <text:p>1.35347305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arge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08.187" calcext:value-type="float">
            <text:p>108.187</text:p>
          </table:table-cell>
          <table:table-cell table:style-name="Default" office:value-type="float" office:value="145.049" calcext:value-type="float">
            <text:p>145.049</text:p>
          </table:table-cell>
          <table:table-cell table:formula="of:=[.D22]/[.C22]" office:value-type="float" office:value="1.34072485603631" calcext:value-type="float">
            <text:p>1.3407248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4</text:p>
          </table:table-cell>
          <table:table-cell office:value-type="float" office:value="0.049" calcext:value-type="float">
            <text:p>0.05</text:p>
          </table:table-cell>
          <table:table-cell table:formula="of:=[.D23]/[.C23]" office:value-type="float" office:value="1.36111111111111" calcext:value-type="float">
            <text:p>1.3611111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2" calcext:value-type="float">
            <text:p>2</text:p>
          </table:table-cell>
          <table:table-cell office:value-type="float" office:value="0.033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4]/[.C24]" office:value-type="float" office:value="1.48484848484848" calcext:value-type="float">
            <text:p>1.48484848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4" calcext:value-type="float">
            <text:p>4</text:p>
          </table:table-cell>
          <table:table-cell office:value-type="float" office:value="0.033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5]/[.C25]" office:value-type="float" office:value="1.48484848484848" calcext:value-type="float">
            <text:p>1.48484848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6" calcext:value-type="float">
            <text:p>6</text:p>
          </table:table-cell>
          <table:table-cell office:value-type="float" office:value="0.034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6]/[.C26]" office:value-type="float" office:value="1.44117647058824" calcext:value-type="float">
            <text:p>1.44117647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8" calcext:value-type="float">
            <text:p>8</text:p>
          </table:table-cell>
          <table:table-cell office:value-type="float" office:value="0.032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7]/[.C27]" office:value-type="float" office:value="1.53125" calcext:value-type="float">
            <text:p>1.53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8]/[.C28]" office:value-type="float" office:value="1.63333333333333" calcext:value-type="float">
            <text:p>1.6333333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2" calcext:value-type="float">
            <text:p>12</text:p>
          </table:table-cell>
          <table:table-cell office:value-type="float" office:value="0.031" calcext:value-type="float">
            <text:p>0.03</text:p>
          </table:table-cell>
          <table:table-cell office:value-type="float" office:value="0.049" calcext:value-type="float">
            <text:p>0.05</text:p>
          </table:table-cell>
          <table:table-cell table:formula="of:=[.D29]/[.C29]" office:value-type="float" office:value="1.58064516129032" calcext:value-type="float">
            <text:p>1.5806451613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6:28:09.12155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9-11-09T19:28:06</meta:creation-date>
    <dc:date>2019-12-12T16:26:26.700372279</dc:date>
    <meta:generator>LibreOffice/5.1.6.2$Linux_X86_64 LibreOffice_project/10m0$Build-2</meta:generator>
    <meta:editing-duration>PT38M13S</meta:editing-duration>
    <meta:editing-cycles>7</meta:editing-cycles>
    <meta:document-statistic meta:table-count="1" meta:cell-count="1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